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1" svg:font-family="Times"/>
    <style:font-face style:name="FreeSans1" svg:font-family="FreeSans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5eb91e" draw:marker-start="" draw:marker-start-width="0.467cm" draw:marker-end="Rounded_20_large_20_Arrow" draw:marker-end-width="0.467cm" draw:stroke-linejoin="miter" svg:stroke-linecap="butt" draw:fill="none" fo:padding-top="0.104cm" fo:padding-bottom="0.104cm" fo:padding-left="0.104cm" fo:padding-right="0.104cm"/>
    </style:style>
    <style:style style:name="gr2" style:family="graphic" style:parent-style-name="standard">
      <style:graphic-properties draw:stroke="solid" svg:stroke-width="0.159cm" svg:stroke-color="#666666" draw:marker-start="" draw:marker-start-width="0.387cm" draw:marker-end="Rounded_20_large_20_Arrow" draw:marker-end-width="0.387cm" draw:stroke-linejoin="miter" svg:stroke-linecap="butt" draw:fill="none" fo:padding-top="0.077cm" fo:padding-bottom="0.077cm" fo:padding-left="0.077cm" fo:padding-right="0.077cm"/>
    </style:style>
    <style:style style:name="gr3" style:family="graphic" style:parent-style-name="standard">
      <style:graphic-properties draw:stroke="solid" svg:stroke-width="0.081cm" svg:stroke-color="#666666" draw:marker-start="" draw:marker-start-width="0.221cm" draw:marker-end="" draw:marker-end-width="0.221cm" draw:stroke-linejoin="miter" svg:stroke-linecap="butt" draw:fill="none" fo:padding-top="0.039cm" fo:padding-bottom="0.039cm" fo:padding-left="0.039cm" fo:padding-right="0.039cm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237cm" fo:min-width="1.0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2.059cm" fo:min-width="2.11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237cm" fo:min-width="1.27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987cm" fo:min-width="1.11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35cm" svg:stroke-color="#666666" draw:marker-start="" draw:marker-start-width="0.203cm" draw:marker-end="" draw:marker-end-width="0.203cm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41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85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666666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51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604cm" fo:min-width="5.24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3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4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53cm" svg:stroke-color="#5eb91e" draw:marker-start="" draw:marker-start-width="0.23cm" draw:marker-end="" draw:marker-end-width="0.23cm" draw:stroke-linejoin="miter" svg:stroke-linecap="butt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4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9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ff8000" draw:marker-start="" draw:marker-start-width="0.23cm" draw:marker-end="" draw:marker-end-width="0.23cm" draw:stroke-linejoin="miter" svg:stroke-linecap="butt" draw:fill="none" fo:padding-top="0.026cm" fo:padding-bottom="0.026cm" fo:padding-left="0.026cm" fo:padding-right="0.026cm"/>
    </style:style>
    <style:style style:name="gr2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73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666666" draw:marker-start="" draw:marker-start-width="0.335cm" draw:marker-end="Rounded_20_large_20_Arrow" draw:marker-end-width="0.335cm" draw:stroke-linejoin="miter" svg:stroke-linecap="butt" draw:fill="none" fo:padding-top="0.053cm" fo:padding-bottom="0.053cm" fo:padding-left="0.053cm" fo:padding-right="0.053cm"/>
    </style:style>
    <style:style style:name="gr27" style:family="graphic" style:parent-style-name="standard">
      <style:graphic-properties draw:stroke="solid" svg:stroke-width="0.106cm" svg:stroke-color="#666666" draw:marker-start="" draw:marker-start-width="0.309cm" draw:marker-end="Rounded_20_large_20_Arrow" draw:marker-end-width="0.309cm" draw:stroke-linejoin="miter" svg:stroke-linecap="butt" draw:fill="none" fo:padding-top="0.052cm" fo:padding-bottom="0.052cm" fo:padding-left="0.052cm" fo:padding-right="0.052cm"/>
    </style:style>
    <style:style style:name="gr28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2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1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106cm" svg:stroke-color="#ff8000" draw:marker-start="" draw:marker-start-width="0.335cm" draw:marker-end="Rounded_20_large_20_Arrow" draw:marker-end-width="0.335cm" draw:stroke-linejoin="miter" svg:stroke-linecap="butt" draw:fill="none" fo:padding-top="0.053cm" fo:padding-bottom="0.053cm" fo:padding-left="0.053cm" fo:padding-right="0.053cm"/>
    </style:style>
    <style:style style:name="gr31" style:family="graphic" style:parent-style-name="standard">
      <style:graphic-properties draw:stroke="solid" svg:stroke-width="0.106cm" svg:stroke-color="#5eb91e" draw:marker-start="" draw:marker-start-width="0.335cm" draw:marker-end="Rounded_20_large_20_Arrow" draw:marker-end-width="0.335cm" draw:stroke-linejoin="miter" svg:stroke-linecap="butt" draw:fill="none" fo:padding-top="0.053cm" fo:padding-bottom="0.053cm" fo:padding-left="0.053cm" fo:padding-right="0.053cm"/>
    </style:style>
    <style:style style:name="gr32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3.19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4.57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solid" svg:stroke-width="0.035cm" svg:stroke-color="#666666" draw:marker-start="" draw:marker-start-width="0.203cm" draw:marker-end="Rounded_20_large_20_Arrow" draw:marker-end-width="0.203cm" draw:stroke-linejoin="miter" svg:stroke-linecap="butt" draw:fill="none" fo:padding-top="0.017cm" fo:padding-bottom="0.017cm" fo:padding-left="0.017cm" fo:padding-right="0.017cm"/>
    </style:style>
    <style:style style:name="gr3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49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39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894cm" fo:min-width="1.33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894cm" fo:min-width="1.63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style:font-name="Latin Modern Sans Demi Cond" fo:font-size="22pt"/>
    </style:style>
    <style:style style:name="P2" style:family="paragraph">
      <loext:graphic-properties draw:fill="none"/>
      <style:text-properties fo:color="#666666" style:font-name="Latin Modern Sans Demi Cond" fo:font-size="22pt"/>
    </style:style>
    <style:style style:name="P3" style:family="paragraph">
      <loext:graphic-properties draw:fill="none"/>
      <style:text-properties style:font-name="Latin Modern Sans Demi Con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666666" style:font-name="Latin Modern Sans Demi Cond" fo:font-size="24pt" style:font-size-asian="20pt" style:font-size-complex="20pt"/>
    </style:style>
    <style:style style:name="P6" style:family="paragraph">
      <loext:graphic-properties draw:fill="none"/>
      <style:paragraph-properties fo:text-align="start" style:writing-mode="lr-tb"/>
      <style:text-properties fo:color="#666666" style:font-name="Latin Modern Sans Demi Cond" fo:font-size="40pt" style:font-size-asian="32pt" style:font-size-complex="32pt"/>
    </style:style>
    <style:style style:name="P7" style:family="paragraph">
      <loext:graphic-properties draw:fill="none"/>
      <style:paragraph-properties fo:text-align="start" style:writing-mode="lr-tb"/>
      <style:text-properties fo:color="#666666" style:font-name="Latin Modern Sans Demi Cond" fo:font-size="28pt" style:font-size-asian="28pt" style:font-size-complex="28pt"/>
    </style:style>
    <style:style style:name="P8" style:family="paragraph">
      <loext:graphic-properties draw:fill="none"/>
      <style:text-properties fo:color="#666666" style:font-name="Latin Modern Sans Demi Cond" fo:font-size="24pt"/>
    </style:style>
    <style:style style:name="P9" style:family="paragraph">
      <loext:graphic-properties draw:fill="none"/>
      <style:paragraph-properties fo:text-align="start" style:writing-mode="lr-tb"/>
      <style:text-properties fo:color="#666666" style:font-name="Latin Modern Sans Demi Cond" fo:font-size="24pt" style:font-size-asian="16pt" style:font-size-complex="16pt"/>
    </style:style>
    <style:style style:name="P10" style:family="paragraph">
      <loext:graphic-properties draw:fill="none"/>
      <style:paragraph-properties fo:text-align="start" style:writing-mode="lr-tb"/>
      <style:text-properties fo:color="#666666" style:font-name="Latin Modern Sans Demi Cond"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writing-mode="lr-tb"/>
      <style:text-properties fo:color="#666666" style:font-name="Latin Modern Sans Demi Cond" fo:font-size="24pt" style:font-size-asian="22pt" style:font-size-complex="22pt"/>
    </style:style>
    <style:style style:name="P13" style:family="paragraph">
      <loext:graphic-properties draw:fill="none"/>
      <style:text-properties style:font-name="Latin Modern Sans Demi Cond" fo:font-size="24pt"/>
    </style:style>
    <style:style style:name="P14" style:family="paragraph">
      <loext:graphic-properties draw:fill="none"/>
      <style:paragraph-properties fo:text-align="start" style:writing-mode="lr-tb"/>
      <style:text-properties fo:color="#5eb91e" style:font-name="Latin Modern Sans Demi Cond" fo:font-size="24pt" style:font-size-asian="16pt" style:font-size-complex="16pt"/>
    </style:style>
    <style:style style:name="P15" style:family="paragraph">
      <loext:graphic-properties draw:fill="none"/>
      <style:paragraph-properties style:writing-mode="lr-tb"/>
      <style:text-properties style:font-name="Latin Modern Sans Demi Cond" fo:font-size="24pt"/>
    </style:style>
    <style:style style:name="P16" style:family="paragraph">
      <loext:graphic-properties draw:fill="none"/>
      <style:paragraph-properties fo:text-align="start" style:writing-mode="lr-tb"/>
      <style:text-properties fo:color="#ff8000" style:font-name="Latin Modern Sans Demi Cond" fo:font-size="24pt" style:font-size-asian="16pt" style:font-size-complex="16pt"/>
    </style:style>
    <style:style style:name="P17" style:family="paragraph">
      <loext:graphic-properties draw:fill="none"/>
      <style:paragraph-properties fo:text-align="start" style:writing-mode="lr-tb"/>
      <style:text-properties fo:color="#666666" style:font-name="Latin Modern Sans Demi Cond" fo:font-size="18pt" style:font-size-asian="16pt" style:font-size-complex="16pt"/>
    </style:style>
    <style:style style:name="T1" style:family="text">
      <style:text-properties fo:color="#666666" style:font-name="Latin Modern Sans Demi Cond" fo:font-size="24pt" fo:font-weight="bold" style:font-size-asian="20pt" style:font-name-complex="Times1" style:font-size-complex="20pt" style:font-weight-complex="bold"/>
    </style:style>
    <style:style style:name="T2" style:family="text">
      <style:text-properties fo:color="#666666" style:font-name="Latin Modern Sans Demi Cond" fo:font-size="40pt" fo:font-weight="bold" style:font-size-asian="32pt" style:font-name-complex="Times1" style:font-size-complex="32pt" style:font-weight-complex="bold"/>
    </style:style>
    <style:style style:name="T3" style:family="text">
      <style:text-properties fo:color="#666666" style:font-name="Latin Modern Sans Demi Cond" fo:font-size="28pt" fo:font-weight="bold" style:font-size-asian="28pt" style:font-name-complex="Times1" style:font-size-complex="28pt" style:font-weight-complex="bold"/>
    </style:style>
    <style:style style:name="T4" style:family="text">
      <style:text-properties fo:color="#666666" style:text-position="33% 58%" style:font-name="Latin Modern Sans Demi Cond" fo:font-size="40pt" fo:font-weight="bold" style:font-size-asian="40pt" style:font-name-complex="Times1" style:font-size-complex="40pt" style:font-weight-complex="bold"/>
    </style:style>
    <style:style style:name="T5" style:family="text">
      <style:text-properties fo:color="#666666" style:font-name="Latin Modern Sans Demi Cond" fo:font-size="24pt" fo:font-weight="bold" style:font-size-asian="16pt" style:font-name-complex="Times1" style:font-size-complex="16pt" style:font-weight-complex="bold"/>
    </style:style>
    <style:style style:name="T6" style:family="text">
      <style:text-properties fo:color="#666666" style:font-name="Latin Modern Sans Demi Cond" fo:font-size="24pt" fo:font-weight="bold" style:font-size-asian="24pt" style:font-name-complex="Times1" style:font-size-complex="24pt" style:font-weight-complex="bold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Latin Modern Sans Demi Cond" fo:font-size="24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Times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Sans Demi Cond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Times1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5eb91e" style:font-name="Latin Modern Sans Demi Cond" fo:font-size="24pt" fo:font-weight="bold" style:font-size-asian="16pt" style:font-name-complex="Times1" style:font-size-complex="16pt" style:font-weight-complex="bold"/>
    </style:style>
    <style:style style:name="T10" style:family="text">
      <style:text-properties fo:color="#ff8000" style:font-name="Latin Modern Sans Demi Cond" fo:font-size="24pt" fo:font-weight="bold" style:font-size-asian="16pt" style:font-name-complex="Times1" style:font-size-complex="16pt" style:font-weight-complex="bold"/>
    </style:style>
    <style:style style:name="T11" style:family="text">
      <style:text-properties fo:color="#666666" style:font-name="Latin Modern Sans Demi Cond" fo:font-size="18pt" fo:font-weight="bold" style:font-size-asian="16pt" style:font-name-complex="Times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0.5cm" svg:y1="14.1cm" svg:x2="20.5cm" svg:y2="18.1cm">
          <text:p/>
        </draw:line>
        <draw:line draw:style-name="gr2" draw:text-style-name="P2" draw:layer="layout" svg:x1="16.6cm" svg:y1="11.8cm" svg:x2="16.6cm" svg:y2="14cm">
          <text:p/>
        </draw:line>
        <draw:line draw:style-name="gr3" draw:text-style-name="P3" draw:layer="layout" svg:x1="2cm" svg:y1="1.609cm" svg:x2="6.199cm" svg:y2="1.609cm">
          <text:p/>
        </draw:line>
        <draw:g>
          <draw:frame draw:style-name="gr4" draw:text-style-name="P5" draw:layer="layout" svg:width="1.091cm" svg:height="1.237cm" svg:x="1.114cm" svg:y="2.821cm">
            <draw:text-box>
              <text:p text:style-name="P4"><text:span text:style-name="T1">81</text:span></text:p>
            </draw:text-box>
          </draw:frame>
          <draw:frame draw:style-name="gr5" draw:text-style-name="P6" draw:layer="layout" svg:width="2.119cm" svg:height="2.059cm" svg:x="1.95cm" svg:y="1.757cm">
            <draw:text-box>
              <text:p text:style-name="P4"><text:span text:style-name="T2">Tl</text:span></text:p>
            </draw:text-box>
          </draw:frame>
          <draw:frame draw:style-name="gr6" draw:text-style-name="P5" draw:layer="layout" svg:width="1.272cm" svg:height="1.237cm" svg:x="0.714cm" svg:y="1.422cm">
            <draw:text-box>
              <text:p text:style-name="P4"><text:span text:style-name="T1">208</text:span></text:p>
            </draw:text-box>
          </draw:frame>
        </draw:g>
        <draw:frame draw:style-name="gr7" draw:text-style-name="P7" draw:layer="layout" svg:width="1.115cm" svg:height="1.987cm" svg:x="6.4cm" svg:y="1.4cm">
          <draw:text-box>
            <text:p text:style-name="P4"><text:span text:style-name="T3">β</text:span><text:span text:style-name="T4">-</text:span></text:p>
          </draw:text-box>
        </draw:frame>
        <draw:line draw:style-name="gr8" draw:text-style-name="P8" draw:layer="layout" svg:x1="6.18cm" svg:y1="7.231cm" svg:x2="23.18cm" svg:y2="7.231cm">
          <text:p/>
        </draw:line>
        <draw:frame draw:style-name="gr9" draw:text-style-name="P9" draw:layer="layout" svg:width="2.415cm" svg:height="1.237cm" svg:x="6.285cm" svg:y="6.054cm">
          <draw:text-box>
            <text:p text:style-name="P4"><text:span text:style-name="T5">24.1%</text:span></text:p>
          </draw:text-box>
        </draw:frame>
        <draw:frame draw:style-name="gr10" draw:text-style-name="P10" draw:layer="layout" svg:width="1.9cm" svg:height="1.237cm" svg:x="21.3cm" svg:y="6.056cm">
          <draw:text-box>
            <text:p text:style-name="P4"><text:span text:style-name="T6">3708</text:span></text:p>
          </draw:text-box>
        </draw:frame>
        <draw:frame draw:style-name="gr11" draw:text-style-name="P9" draw:layer="layout" svg:width="2.855cm" svg:height="1.237cm" svg:x="24.274cm" svg:y="6.437cm">
          <draw:text-box>
            <text:p text:style-name="P4"><text:span text:style-name="T5">&lt;100 ps</text:span></text:p>
          </draw:text-box>
        </draw:frame>
        <draw:line draw:style-name="gr12" draw:text-style-name="P2" draw:layer="layout" svg:x1="13.5cm" svg:y1="18.212cm" svg:x2="21.705cm" svg:y2="18.2cm">
          <text:p/>
        </draw:line>
        <draw:frame draw:style-name="gr13" draw:text-style-name="P9" draw:layer="layout" svg:width="2.512cm" svg:height="1.237cm" svg:x="16.688cm" svg:y="18.088cm">
          <draw:text-box>
            <text:p text:style-name="P4"><text:span text:style-name="T5">100%</text:span></text:p>
          </draw:text-box>
        </draw:frame>
        <draw:frame draw:style-name="gr14" draw:text-style-name="P12" draw:layer="layout" svg:width="5.243cm" svg:height="1.604cm" svg:x="22.192cm" svg:y="17.3cm">
          <draw:text-box>
            <text:p text:style-name="P11"><text:span text:style-name="T7">Q</text:span><text:span text:style-name="T8">β</text:span><text:span text:style-name="T7"> = 4990 keV</text:span></text:p>
          </draw:text-box>
        </draw:frame>
        <draw:g>
          <draw:frame draw:style-name="gr4" draw:text-style-name="P5" draw:layer="layout" svg:width="1.091cm" svg:height="1.237cm" svg:x="12.515cm" svg:y="19.521cm">
            <draw:text-box>
              <text:p text:style-name="P4"><text:span text:style-name="T1">82</text:span></text:p>
            </draw:text-box>
          </draw:frame>
          <draw:frame draw:style-name="gr5" draw:text-style-name="P6" draw:layer="layout" svg:width="2.119cm" svg:height="2.059cm" svg:x="13.351cm" svg:y="18.457cm">
            <draw:text-box>
              <text:p text:style-name="P4"><text:span text:style-name="T2">Pb</text:span></text:p>
            </draw:text-box>
          </draw:frame>
          <draw:frame draw:style-name="gr6" draw:text-style-name="P5" draw:layer="layout" svg:width="1.272cm" svg:height="1.237cm" svg:x="12.115cm" svg:y="18.122cm">
            <draw:text-box>
              <text:p text:style-name="P4"><text:span text:style-name="T1">208</text:span></text:p>
            </draw:text-box>
          </draw:frame>
        </draw:g>
        <draw:line draw:style-name="gr8" draw:text-style-name="P8" draw:layer="layout" svg:x1="6.18cm" svg:y1="9.524cm" svg:x2="23.18cm" svg:y2="9.524cm">
          <text:p/>
        </draw:line>
        <draw:frame draw:style-name="gr15" draw:text-style-name="P9" draw:layer="layout" svg:width="2.38cm" svg:height="1.237cm" svg:x="6.29cm" svg:y="8.346cm">
          <draw:text-box>
            <text:p text:style-name="P4"><text:span text:style-name="T5">22.1%</text:span></text:p>
          </draw:text-box>
        </draw:frame>
        <draw:frame draw:style-name="gr16" draw:text-style-name="P9" draw:layer="layout" svg:width="1.8cm" svg:height="1.237cm" svg:x="21.3cm" svg:y="8.349cm">
          <draw:text-box>
            <text:p text:style-name="P4"><text:span text:style-name="T5">3475</text:span></text:p>
          </draw:text-box>
        </draw:frame>
        <draw:frame draw:style-name="gr17" draw:text-style-name="P9" draw:layer="layout" svg:width="2.495cm" svg:height="1.237cm" svg:x="24.275cm" svg:y="8.691cm">
          <draw:text-box>
            <text:p text:style-name="P4"><text:span text:style-name="T5">4 ps</text:span></text:p>
          </draw:text-box>
        </draw:frame>
        <draw:line draw:style-name="gr18" draw:text-style-name="P13" draw:layer="layout" svg:x1="6.2cm" svg:y1="14.103cm" svg:x2="23.2cm" svg:y2="14.102cm">
          <text:p/>
        </draw:line>
        <draw:frame draw:style-name="gr19" draw:text-style-name="P9" draw:layer="layout" svg:width="2.441cm" svg:height="1.237cm" svg:x="6.259cm" svg:y="12.928cm">
          <draw:text-box>
            <text:p text:style-name="P4"><text:span text:style-name="T5">0.03%</text:span></text:p>
          </draw:text-box>
        </draw:frame>
        <draw:frame draw:style-name="gr16" draw:text-style-name="P14" draw:layer="layout" svg:width="1.8cm" svg:height="1.237cm" svg:x="21.3cm" svg:y="12.93cm">
          <draw:text-box>
            <text:p text:style-name="P4"><text:span text:style-name="T9">2615</text:span></text:p>
          </draw:text-box>
        </draw:frame>
        <draw:frame draw:style-name="gr17" draw:text-style-name="P14" draw:layer="layout" svg:width="2.495cm" svg:height="1.237cm" svg:x="24.248cm" svg:y="13.311cm">
          <draw:text-box>
            <text:p text:style-name="P4"><text:span text:style-name="T9">17 ps</text:span></text:p>
          </draw:text-box>
        </draw:frame>
        <draw:frame draw:style-name="gr20" draw:text-style-name="P9" draw:layer="layout" svg:width="2cm" svg:height="1.237cm" svg:x="15.8cm" svg:y="14.063cm">
          <draw:text-box>
            <text:p text:style-name="P4"><text:span text:style-name="T5">86%</text:span></text:p>
          </draw:text-box>
        </draw:frame>
        <draw:frame draw:style-name="gr21" draw:text-style-name="P9" draw:layer="layout" svg:width="1.3cm" svg:height="1.237cm" draw:transform="rotate (1.5707963267949) translate (15.403cm 13.1cm)">
          <draw:text-box>
            <text:p text:style-name="P4"><text:span text:style-name="T5">583</text:span></text:p>
          </draw:text-box>
        </draw:frame>
        <draw:frame draw:style-name="gr22" draw:text-style-name="P14" draw:layer="layout" svg:width="1.916cm" svg:height="1.237cm" draw:transform="rotate (1.5707963267949) translate (19.304cm 16.8cm)">
          <draw:text-box>
            <text:p text:style-name="P4"><text:span text:style-name="T9">2615</text:span></text:p>
          </draw:text-box>
        </draw:frame>
        <draw:line draw:style-name="gr23" draw:text-style-name="P15" draw:layer="layout" svg:x1="6.2cm" svg:y1="11.8cm" svg:x2="23.2cm" svg:y2="11.798cm">
          <text:p/>
        </draw:line>
        <draw:frame draw:style-name="gr24" draw:text-style-name="P9" draw:layer="layout" svg:width="2.178cm" svg:height="1.237cm" svg:x="6.264cm" svg:y="10.62cm">
          <draw:text-box>
            <text:p text:style-name="P4"><text:span text:style-name="T5">49.2%</text:span></text:p>
          </draw:text-box>
        </draw:frame>
        <draw:frame draw:style-name="gr25" draw:text-style-name="P16" draw:layer="layout" svg:width="1.7cm" svg:height="1.237cm" svg:x="21.3cm" svg:y="10.623cm">
          <draw:text-box>
            <text:p text:style-name="P4"><text:span text:style-name="T10">3198</text:span></text:p>
          </draw:text-box>
        </draw:frame>
        <draw:frame draw:style-name="gr17" draw:text-style-name="P16" draw:layer="layout" svg:width="2.495cm" svg:height="1.237cm" svg:x="24.249cm" svg:y="10.965cm">
          <draw:text-box>
            <text:p text:style-name="P4"><text:span text:style-name="T10">294 ps</text:span></text:p>
          </draw:text-box>
        </draw:frame>
        <draw:line draw:style-name="gr8" draw:text-style-name="P8" draw:layer="layout" svg:x1="6.2cm" svg:y1="14.1cm" svg:x2="6.2cm" svg:y2="1.6cm">
          <text:p/>
        </draw:line>
        <draw:line draw:style-name="gr26" draw:text-style-name="P8" draw:layer="layout" svg:x1="8.7cm" svg:y1="7.25cm" svg:x2="9.3cm" svg:y2="7.25cm">
          <text:p/>
        </draw:line>
        <draw:line draw:style-name="gr27" draw:text-style-name="P2" draw:layer="layout" svg:x1="12.1cm" svg:y1="7.2cm" svg:x2="12.1cm" svg:y2="11.7cm">
          <text:p/>
        </draw:line>
        <draw:frame draw:style-name="gr28" draw:text-style-name="P9" draw:layer="layout" svg:width="1.209cm" svg:height="1.237cm" draw:transform="rotate (1.5707963267949) translate (10.904cm 8.998cm)">
          <draw:text-box>
            <text:p text:style-name="P4"><text:span text:style-name="T5">510</text:span></text:p>
          </draw:text-box>
        </draw:frame>
        <draw:frame draw:style-name="gr29" draw:text-style-name="P9" draw:layer="layout" svg:width="2.178cm" svg:height="1.237cm" svg:x="11.174cm" svg:y="11.759cm">
          <draw:text-box>
            <text:p text:style-name="P4"><text:span text:style-name="T5">22.1%</text:span></text:p>
          </draw:text-box>
        </draw:frame>
        <draw:line draw:style-name="gr26" draw:text-style-name="P8" draw:layer="layout" svg:x1="8.666cm" svg:y1="9.55cm" svg:x2="9.266cm" svg:y2="9.55cm">
          <text:p/>
        </draw:line>
        <draw:line draw:style-name="gr30" draw:text-style-name="P8" draw:layer="layout" svg:x1="8.632cm" svg:y1="11.8cm" svg:x2="9.232cm" svg:y2="11.8cm">
          <text:p/>
        </draw:line>
        <draw:line draw:style-name="gr31" draw:text-style-name="P8" draw:layer="layout" svg:x1="8.598cm" svg:y1="14.1cm" svg:x2="9.198cm" svg:y2="14.1cm">
          <text:p/>
        </draw:line>
        <draw:line draw:style-name="gr8" draw:text-style-name="P8" draw:layer="layout" svg:x1="6.181cm" svg:y1="4.931cm" svg:x2="23.181cm" svg:y2="4.931cm">
          <text:p/>
        </draw:line>
        <draw:line draw:style-name="gr26" draw:text-style-name="P8" draw:layer="layout" svg:x1="8.701cm" svg:y1="4.95cm" svg:x2="9.301cm" svg:y2="4.95cm">
          <text:p/>
        </draw:line>
        <draw:frame draw:style-name="gr9" draw:text-style-name="P9" draw:layer="layout" svg:width="2.415cm" svg:height="1.237cm" svg:x="6.286cm" svg:y="3.754cm">
          <draw:text-box>
            <text:p text:style-name="P4"><text:span text:style-name="T5">3.17%</text:span></text:p>
          </draw:text-box>
        </draw:frame>
        <draw:frame draw:style-name="gr32" draw:text-style-name="P10" draw:layer="layout" svg:width="3.199cm" svg:height="1.237cm" svg:x="20.601cm" svg:y="3.756cm">
          <draw:text-box>
            <text:p text:style-name="P4"><text:span text:style-name="T6">3995 keV</text:span></text:p>
          </draw:text-box>
        </draw:frame>
        <draw:frame draw:style-name="gr33" draw:text-style-name="P9" draw:layer="layout" svg:width="4.579cm" svg:height="1.237cm" svg:x="1.287cm" svg:y="0.455cm">
          <draw:text-box>
            <text:p text:style-name="P4"><text:span text:style-name="T5"><text:tab/></text:span><text:span text:style-name="T5">3.058 min</text:span></text:p>
          </draw:text-box>
        </draw:frame>
        <draw:line draw:style-name="gr34" draw:text-style-name="P2" draw:layer="layout" svg:x1="10.1cm" svg:y1="4.9cm" svg:x2="10.108cm" svg:y2="11.7cm">
          <text:p/>
        </draw:line>
        <draw:frame draw:style-name="gr35" draw:text-style-name="P9" draw:layer="layout" svg:width="1.498cm" svg:height="1.237cm" draw:transform="rotate (1.5707963267949) translate (9.012cm 6.698cm)">
          <draw:text-box>
            <text:p text:style-name="P4"><text:span text:style-name="T5">797</text:span></text:p>
          </draw:text-box>
        </draw:frame>
        <draw:line draw:style-name="gr34" draw:text-style-name="P2" draw:layer="layout" svg:x1="14.1cm" svg:y1="9.5cm" svg:x2="14.1cm" svg:y2="11.7cm">
          <text:p/>
        </draw:line>
        <draw:frame draw:style-name="gr36" draw:text-style-name="P9" draw:layer="layout" svg:width="1.399cm" svg:height="1.237cm" draw:transform="rotate (1.5707963267949) translate (13.005cm 10.999cm)">
          <draw:text-box>
            <text:p text:style-name="P4"><text:span text:style-name="T5">277</text:span></text:p>
          </draw:text-box>
        </draw:frame>
        <draw:line draw:style-name="gr34" draw:text-style-name="P2" draw:layer="layout" svg:x1="18.6cm" svg:y1="9.5cm" svg:x2="18.611cm" svg:y2="14cm">
          <text:p/>
        </draw:line>
        <draw:frame draw:style-name="gr21" draw:text-style-name="P9" draw:layer="layout" svg:width="1.3cm" svg:height="1.237cm" draw:transform="rotate (1.5707963267949) translate (17.506cm 11.3cm)">
          <draw:text-box>
            <text:p text:style-name="P4"><text:span text:style-name="T5">860</text:span></text:p>
          </draw:text-box>
        </draw:frame>
        <draw:frame draw:style-name="gr37" draw:text-style-name="P17" draw:layer="layout" svg:width="1.331cm" svg:height="0.894cm" svg:x="9.474cm" svg:y="11.76cm">
          <draw:text-box>
            <text:p text:style-name="P4"><text:span text:style-name="T11">7.8%</text:span></text:p>
          </draw:text-box>
        </draw:frame>
        <draw:frame draw:style-name="gr37" draw:text-style-name="P17" draw:layer="layout" svg:width="1.331cm" svg:height="0.894cm" svg:x="13.774cm" svg:y="11.761cm">
          <draw:text-box>
            <text:p text:style-name="P4"><text:span text:style-name="T11">2.0%</text:span></text:p>
          </draw:text-box>
        </draw:frame>
        <draw:frame draw:style-name="gr38" draw:text-style-name="P17" draw:layer="layout" svg:width="1.632cm" svg:height="0.894cm" svg:x="17.975cm" svg:y="13.961cm">
          <draw:text-box>
            <text:p text:style-name="P4"><text:span text:style-name="T11">13.8%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1" svg:font-family="Times"/>
    <style:font-face style:name="FreeSans1" svg:font-family="FreeSans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4T13:58:50.266197358</meta:creation-date>
    <dc:date>2020-09-03T18:51:58.569059601</dc:date>
    <meta:editing-duration>PT1H30M15S</meta:editing-duration>
    <meta:editing-cycles>44</meta:editing-cycles>
    <meta:generator>LibreOffice/6.4.6.2$Linux_X86_64 LibreOffice_project/40$Build-2</meta:generator>
    <meta:document-statistic meta:object-count="56"/>
  </office:meta>
</office:document-meta>
</file>